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1" svg:font-family="Tahoma"/>
    <style:font-face style:name="WenQuanYi Micro Hei Mono" svg:font-family="'WenQuanYi Micro Hei Mon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Times New Roman" style:text-underline-style="solid" style:text-underline-width="auto" style:text-underline-color="font-color" fo:font-weight="bold" officeooo:rsid="003ff40a" officeooo:paragraph-rsid="003ff40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Times New Roman" style:text-underline-style="solid" style:text-underline-width="auto" style:text-underline-color="font-color" fo:font-weight="bold" officeooo:rsid="004ee0a4" officeooo:paragraph-rsid="004ee0a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Times New Roman" style:text-underline-style="solid" style:text-underline-width="auto" style:text-underline-color="font-color" fo:font-weight="bold" officeooo:rsid="0054d16c" officeooo:paragraph-rsid="0054d16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Times New Roman" style:text-underline-style="none" fo:font-weight="normal" officeooo:rsid="004109d2" officeooo:paragraph-rsid="004109d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Times New Roman" style:text-underline-style="none" fo:font-weight="normal" officeooo:rsid="00429ba3" officeooo:paragraph-rsid="00429ba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Times New Roman" style:text-underline-style="none" fo:font-weight="normal" officeooo:rsid="00432b77" officeooo:paragraph-rsid="00432b77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position="0% 100%" style:font-name="Times New Roman" style:text-underline-style="none" fo:font-weight="normal" officeooo:rsid="00432b77" officeooo:paragraph-rsid="00432b77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position="0% 100%" style:font-name="Times New Roman" style:text-underline-style="none" fo:font-weight="normal" officeooo:rsid="00451e14" officeooo:paragraph-rsid="00451e1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Times New Roman" style:text-underline-style="none" fo:font-weight="normal" officeooo:rsid="00451e14" officeooo:paragraph-rsid="00451e1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Times New Roman" style:text-underline-style="none" fo:font-weight="normal" officeooo:rsid="004bf1ca" officeooo:paragraph-rsid="004bf1c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Times New Roman" style:text-underline-style="none" fo:font-weight="normal" officeooo:rsid="00501c1d" officeooo:paragraph-rsid="00501c1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Times New Roman" style:text-underline-style="none" fo:font-weight="normal" officeooo:rsid="0052dc38" officeooo:paragraph-rsid="0052dc3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Times New Roman" style:text-underline-style="none" fo:font-weight="normal" officeooo:rsid="0054d16c" officeooo:paragraph-rsid="0054d16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Times New Roman" style:text-underline-style="none" fo:font-weight="normal" officeooo:rsid="00558c91" officeooo:paragraph-rsid="00558c9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Times New Roman" style:text-underline-style="none" fo:font-weight="normal" officeooo:rsid="0056de8d" officeooo:paragraph-rsid="0056de8d" style:font-weight-asian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officeooo:rsid="00451e14"/>
    </style:style>
    <style:style style:name="T3" style:family="text">
      <style:text-properties officeooo:rsid="0045aca9"/>
    </style:style>
    <style:style style:name="T4" style:family="text">
      <style:text-properties officeooo:rsid="0052dc3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ectronegativity</text:p>
      <text:p text:style-name="P4"/>
      <text:p text:style-name="P4">Electronegativity is a measure of the tendency of an atom to attract a bonding pair of electrons into a covalent bond.</text:p>
      <text:p text:style-name="P4"/>
      <text:p text:style-name="P5">The greater the electronegativity, the more it attracts electrons towards it.</text:p>
      <text:p text:style-name="P5"/>
      <text:p text:style-name="P6">Factors that affect electronegativity:</text:p>
      <text:list xml:id="list733752332" text:style-name="L2">
        <text:list-item>
          <text:p text:style-name="P7">Atomic charge – higher charge attracts more</text:p>
        </text:list-item>
        <text:list-item>
          <text:p text:style-name="P7">Distance from nucleus – <text:span text:style-name="T2">Lower distance means that atoms can get closer, to get attracted more.</text:span></text:p>
        </text:list-item>
        <text:list-item>
          <text:p text:style-name="P8">Electron shielding – <text:span text:style-name="T3">Negative electrons block attraction.</text:span></text:p>
        </text:list-item>
      </text:list>
      <text:p text:style-name="P2"/>
      <text:p text:style-name="P2">Trends</text:p>
      <text:p text:style-name="P9"/>
      <text:p text:style-name="P10">Across a period, there are more protons in the nucleus, so there is a higher atomic charge, so there is a higher electronegativity.</text:p>
      <text:p text:style-name="P10"/>
      <text:p text:style-name="P10">Down a group, there is more electron shielding and a higher distance from the nucleus, so electronegativity decreases.</text:p>
      <text:p text:style-name="P10"/>
      <text:p text:style-name="P11">The pauling electronegativity index is used to show <text:span text:style-name="T4">the difference in electronegativity in the periodic table.</text:span></text:p>
      <text:p text:style-name="P11"/>
      <text:p text:style-name="P12">Atoms with higher electronegativity have a greater share of electrons, e.g. the electrons are pulled closer to Cl than H in HCl because Cl is more electronegative.</text:p>
      <text:p text:style-name="P12"/>
      <text:p text:style-name="P3">Polarity</text:p>
      <text:p text:style-name="P13"/>
      <text:p text:style-name="P13">If there is a difference in electronegativity in a compound, it is polar.</text:p>
      <text:p text:style-name="P13"/>
      <text:p text:style-name="P14">If all the atoms are identical, e.g. H<text:span text:style-name="T1">2</text:span>, Cl<text:span text:style-name="T1">2</text:span>, then they are non-polar as there is no difference in electronegativity.</text:p>
      <text:p text:style-name="P14"/>
      <text:p text:style-name="P15">If the atom is symetrical, e.g. CH<text:span text:style-name="T1">4</text:span>, they are non-polar as the charges cancel ou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1" svg:font-family="Tahoma"/>
    <style:font-face style:name="WenQuanYi Micro Hei Mono" svg:font-family="'WenQuanYi Micro Hei Mono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35M31S</meta:editing-duration>
    <meta:editing-cycles>63</meta:editing-cycles>
    <meta:generator>LibreOffice/7.0.3.1$Linux_X86_64 LibreOffice_project/00$Build-1</meta:generator>
    <dc:date>2020-11-22T13:34:50.698936326</dc:date>
    <meta:document-statistic meta:table-count="0" meta:image-count="0" meta:object-count="0" meta:page-count="1" meta:paragraph-count="16" meta:word-count="201" meta:character-count="1255" meta:non-whitespace-character-count="1070"/>
    <meta:user-defined meta:name="Info 1"/>
    <meta:user-defined meta:name="Info 2"/>
    <meta:user-defined meta:name="Info 3"/>
    <meta:user-defined meta:name="Info 4"/>
  </office:meta>
</office:document-meta>
</file>